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2" style:parent-style-name="Default">
      <style:table-cell-properties fo:wrap-option="wrap" style:vertical-align="automatic"/>
    </style:style>
    <style:style style:data-style-name="N0" style:family="table-cell" style:name="ce2" style:parent-style-name="Default">
      <style:table-cell-properties fo:wrap-option="wrap" style:vertical-align="automatic"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"/>
        <table:table-row table:style-name="ro1"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 A </text:p>
          </table:table-cell>
        </table:table-row>
        <table:table-row table:style-name="ro1">
          <table:table-cell table:style-name="ce2" office:value-type="string" calcext:value-type="string">
            <text:p/>
            <text:p>	A</text:p>
            <text:p>	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6-04-06T21:57:25+02:00</meta:creation-date>
    <dc:date>2016-04-06T21:57:25+02:00</dc:date>
  </office:meta>
</office:document-meta>
</file>